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75cm" fo:min-width="3cm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3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4.25cm" fo:min-width="7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07cm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8.25cm" fo:min-width="18.5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75cm" fo:min-width="7.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5" style:family="graphic" style:parent-style-name="objectwithoutfill">
      <style:graphic-properties draw:marker-end="Arrowheads_20_6" draw:marker-end-width="0.3cm" draw:fill="none" draw:textarea-vertical-align="middle"/>
    </style:style>
    <style:style style:name="gr16" style:family="graphic" style:parent-style-name="objectwithoutfill">
      <style:graphic-properties draw:marker-end="Arrowheads_20_8" draw:marker-end-width="0.3cm" draw:fill="none" draw:textarea-vertical-align="middl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5cm" svg:height="4cm" svg:x="10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4.597cm" svg:y="2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5cm" svg:height="10cm" svg:x="0.5cm" svg:y="1cm">
          <draw:text-box>
            <text:p><text:span text:style-name="T1">Vibe Synth</text:span></text:p>
            <text:p/>
            <text:p><text:span text:style-name="T2">Executes createOscillator() in constructor → creates a Vibe_Synth object </text:span></text:p>
            <text:p><text:span text:style-name="T2"/></text:p>
            <text:p><text:span text:style-name="T2"/></text:p>
            <text:p><text:span text:style-name="T2">All Oscillators get ticked by Synthtick()</text:span></text:p>
            <text:p><text:span text:style-name="T2"/></text:p>
            <text:p><text:span text:style-name="T2">Melody triggers the synthobject and updates with updatePitch. </text:span></text:p>
          </draw:text-box>
        </draw:frame>
        <draw:frame draw:style-name="gr4" draw:text-style-name="P2" draw:layer="layout" svg:width="7.5cm" svg:height="0.962cm" svg:x="10cm" svg:y="4.038cm">
          <draw:text-box>
            <text:p>Oscillator 1</text:p>
          </draw:text-box>
        </draw:frame>
        <draw:frame draw:style-name="gr4" draw:text-style-name="P2" draw:layer="layout" svg:width="5cm" svg:height="0.962cm" svg:x="14.5cm" svg:y="3.981cm">
          <draw:text-box>
            <text:p>Oscillator 2 </text:p>
          </draw:text-box>
        </draw:frame>
        <draw:custom-shape draw:style-name="gr5" draw:text-style-name="P1" draw:layer="layout" svg:width="8cm" svg:height="4.5cm" svg:x="19.5cm" svg:y="2.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cm" svg:height="2cm" svg:x="24cm" svg:y="5cm">
          <draw:text-box>
            <text:p>Oscillator 3</text:p>
          </draw:text-box>
        </draw:frame>
        <draw:frame draw:style-name="gr7" draw:text-style-name="P2" draw:layer="layout" svg:width="6cm" svg:height="2.462cm" svg:x="0.5cm" svg:y="10.038cm">
          <draw:text-box>
            <text:p>Generated Melody (array)</text:p>
          </draw:text-box>
        </draw:frame>
        <draw:frame draw:style-name="gr8" draw:text-style-name="P3" draw:layer="layout" svg:width="6.5cm" svg:height="2.384cm" svg:x="23cm" svg:y="4cm">
          <draw:text-box>
            <text:p><text:span text:style-name="T2">Amp mod OSC</text:span></text:p>
          </draw:text-box>
        </draw:frame>
        <draw:frame draw:style-name="gr4" draw:text-style-name="P3" draw:layer="layout" svg:width="3cm" svg:height="0.962cm" svg:x="10.5cm" svg:y="3.114cm">
          <draw:text-box>
            <text:p><text:span text:style-name="T2">Sine</text:span></text:p>
          </draw:text-box>
        </draw:frame>
        <draw:frame draw:style-name="gr4" draw:text-style-name="P3" draw:layer="layout" svg:width="4cm" svg:height="0.962cm" svg:x="15cm" svg:y="3.076cm">
          <draw:text-box>
            <text:p><text:span text:style-name="T2">Sine 5th up</text:span></text:p>
          </draw:text-box>
        </draw:frame>
        <draw:frame draw:style-name="gr4" draw:text-style-name="P2" draw:layer="layout" svg:width="1cm" svg:height="0.962cm" svg:x="13.597cm" svg:y="4.076cm">
          <draw:text-box>
            <text:p>+</text:p>
          </draw:text-box>
        </draw:frame>
        <draw:frame draw:style-name="gr4" draw:text-style-name="P2" draw:layer="layout" svg:width="1cm" svg:height="0.962cm" svg:x="18.597cm" svg:y="4.076cm">
          <draw:text-box>
            <text:p>*</text:p>
          </draw:text-box>
        </draw:frame>
        <draw:frame draw:style-name="gr9" draw:text-style-name="P2" draw:layer="layout" svg:width="4.5cm" svg:height="2.057cm" svg:x="19.5cm" svg:y="4.943cm">
          <draw:text-box>
            <text:p>1 + amIndex</text:p>
          </draw:text-box>
        </draw:frame>
        <draw:frame draw:style-name="gr4" draw:text-style-name="P2" draw:layer="layout" svg:width="1cm" svg:height="0.962cm" svg:x="23.5cm" svg:y="5cm">
          <draw:text-box>
            <text:p>*</text:p>
          </draw:text-box>
        </draw:frame>
        <draw:line draw:style-name="gr10" draw:text-style-name="P4" draw:layer="layout" svg:x1="5cm" svg:y1="12cm" svg:x2="12.5cm" svg:y2="14cm">
          <text:p/>
        </draw:line>
        <draw:frame draw:style-name="gr4" draw:text-style-name="P2" draw:layer="layout" svg:width="6cm" svg:height="0.962cm" svg:x="15cm" svg:y="8.5cm">
          <draw:text-box>
            <text:p>createOscillator()</text:p>
          </draw:text-box>
        </draw:frame>
        <draw:frame draw:style-name="gr11" draw:text-style-name="P2" draw:layer="layout" svg:width="4cm" svg:height="1cm" svg:x="24cm" svg:y="13cm">
          <draw:text-box>
            <text:p>Synthtick()</text:p>
          </draw:text-box>
        </draw:frame>
        <draw:custom-shape draw:style-name="gr12" draw:text-style-name="P4" draw:layer="layout" svg:width="19cm" svg:height="8.5cm" svg:x="9cm" svg:y="1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8cm" svg:height="2cm" svg:x="13cm" svg:y="13.5cm">
          <text:p text:style-name="P5">updatePitch()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4cm" svg:height="1cm" svg:x="5cm" svg:y="11.038cm">
          <draw:text-box>
            <text:p>Mtof()</text:p>
          </draw:text-box>
        </draw:frame>
        <draw:frame draw:style-name="gr14" draw:text-style-name="P2" draw:layer="layout" svg:width="4.5cm" svg:height="1.5cm" svg:x="8cm" svg:y="12cm">
          <draw:text-box>
            <text:p>setpitch()</text:p>
          </draw:text-box>
        </draw:frame>
        <draw:frame draw:style-name="gr4" draw:text-style-name="P2" draw:layer="layout" svg:width="5cm" svg:height="0.962cm" svg:x="19cm" svg:y="10.5cm">
          <draw:text-box>
            <text:p>New Vibe Synth</text:p>
          </draw:text-box>
        </draw:frame>
        <draw:frame draw:style-name="gr4" draw:text-style-name="P2" draw:layer="layout" svg:width="5cm" svg:height="0.962cm" svg:x="14.5cm" svg:y="10.5cm">
          <draw:text-box>
            <text:p>MySynths[] =</text:p>
          </draw:text-box>
        </draw:frame>
        <draw:line draw:style-name="gr15" draw:text-style-name="P4" draw:layer="layout" svg:x1="20.5cm" svg:y1="12cm" svg:x2="19.5cm" svg:y2="13cm">
          <text:p/>
        </draw:line>
        <draw:frame draw:style-name="gr4" draw:text-style-name="P2" draw:layer="layout" svg:width="4cm" svg:height="0.962cm" svg:x="24.5cm" svg:y="14.538cm">
          <draw:text-box>
            <text:p>Buffer</text:p>
          </draw:text-box>
        </draw:frame>
        <draw:line draw:style-name="gr16" draw:text-style-name="P4" draw:layer="layout" svg:x1="25.5cm" svg:y1="14.038cm" svg:x2="25.5cm" svg:y2="14.538cm">
          <text:p/>
        </draw:line>
        <draw:frame draw:style-name="gr8" draw:text-style-name="P2" draw:layer="layout" svg:width="8cm" svg:height="2.384cm" svg:x="21cm" svg:y="12cm">
          <draw:text-box>
            <text:p>MySynths[].getSample()</text:p>
          </draw:text-box>
        </draw:frame>
        <draw:frame draw:style-name="gr11" draw:text-style-name="P2" draw:layer="layout" svg:width="5.5cm" svg:height="1cm" svg:x="10cm" svg:y="5cm">
          <draw:text-box>
            <text:p>getsample()</text:p>
          </draw:text-box>
        </draw:frame>
        <draw:frame draw:style-name="gr11" draw:text-style-name="P2" draw:layer="layout" svg:width="5.5cm" svg:height="1cm" svg:x="14.5cm" svg:y="4.943cm">
          <draw:text-box>
            <text:p>getsample()</text:p>
          </draw:text-box>
        </draw:frame>
        <draw:frame draw:style-name="gr11" draw:text-style-name="P2" draw:layer="layout" svg:width="5.5cm" svg:height="1cm" svg:x="23.5cm" svg:y="5.962cm">
          <draw:text-box>
            <text:p>getsample()</text:p>
          </draw:text-box>
        </draw:frame>
        <draw:frame draw:style-name="gr4" draw:text-style-name="P2" draw:layer="layout" svg:width="2.5cm" svg:height="0.962cm" svg:x="10.5cm" svg:y="8cm">
          <draw:text-box>
            <text:p>/3</text:p>
          </draw:text-box>
        </draw:fram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2-22T14:16:10.970634371</meta:creation-date>
    <dc:date>2022-12-23T14:45:33.819796875</dc:date>
    <meta:editing-duration>PT48M33S</meta:editing-duration>
    <meta:editing-cycles>13</meta:editing-cycles>
    <meta:generator>LibreOffice/7.2.1.2$MacOSX_X86_64 LibreOffice_project/87b77fad49947c1441b67c559c339af8f3517e22</meta:generator>
    <meta:document-statistic meta:object-count="55"/>
  </office:meta>
</office:document-meta>
</file>